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keep-with-next="always" style:text-autospace="none" fo:margin-top="0.3333in" fo:margin-bottom="0.1666in" style:line-height-at-least="0.175in"/>
    </style:style>
    <style:style style:name="T18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19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20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21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2" style:parent-style-name="Standardnípísmoodstavce" style:family="text">
      <style:text-properties style:font-name-complex="Calibri" style:font-size-complex="11.5pt" fo:language="en" fo:country="US"/>
    </style:style>
    <style:style style:name="T23" style:parent-style-name="Standardnípísmoodstavce" style:family="text">
      <style:text-properties style:font-name-complex="Calibri" style:font-size-complex="11.5pt"/>
    </style:style>
    <style:style style:name="T24" style:parent-style-name="Standardnípísmoodstavce" style:family="text">
      <style:text-properties style:font-name-complex="Calibri" style:font-size-complex="11.5pt"/>
    </style:style>
    <style:style style:name="P25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6" style:parent-style-name="Standardnípísmoodstavce" style:family="text">
      <style:text-properties style:font-name-complex="Calibri" style:font-size-complex="11.5pt" fo:language="en" fo:country="US"/>
    </style:style>
    <style:style style:name="T27" style:parent-style-name="Standardnípísmoodstavce" style:family="text">
      <style:text-properties style:font-name-complex="Calibri" style:font-size-complex="11.5pt"/>
    </style:style>
    <style:style style:name="T28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P29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0" style:parent-style-name="Standardnípísmoodstavce" style:family="text">
      <style:text-properties style:font-name-complex="Calibri" style:font-size-complex="11.5pt" fo:language="en" fo:country="US"/>
    </style:style>
    <style:style style:name="T31" style:parent-style-name="Standardnípísmoodstavce" style:family="text">
      <style:text-properties style:font-name-complex="Calibri" style:font-size-complex="11.5pt"/>
    </style:style>
    <style:style style:name="P32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33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34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35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36" style:parent-style-name="Standardnípísmoodstavce" style:family="text">
      <style:text-properties style:font-name-complex="Calibri" style:font-size-complex="11.5pt" fo:language="en" fo:country="US"/>
    </style:style>
    <style:style style:name="T37" style:parent-style-name="Standardnípísmoodstavce" style:family="text">
      <style:text-properties style:font-name-complex="Calibri" style:font-size-complex="11.5pt"/>
    </style:style>
    <style:style style:name="P38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39" style:parent-style-name="Standardnípísmoodstavce" style:family="text">
      <style:text-properties style:font-name-complex="Calibri" style:font-size-complex="11.5pt" fo:language="en" fo:country="US"/>
    </style:style>
    <style:style style:name="T40" style:parent-style-name="Standardnípísmoodstavce" style:family="text">
      <style:text-properties style:font-name-complex="Calibri" style:font-size-complex="11.5pt"/>
    </style:style>
    <style:style style:name="T41" style:parent-style-name="Standardnípísmoodstavce" style:family="text">
      <style:text-properties style:font-name-complex="Calibri"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2/2021<text:bookmark-end text:name="Text14"/></text:p>
            <text:p text:style-name="Normální">KVOP-30272/2021<text:bookmark-end text:name="Text2"/></text:p>
            <text:p text:style-name="Normální"><text:bookmark-start text:name="Text6"/>14. 07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>Vážený pan</text:p>
            <text:p text:style-name="Normální">L. P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<text:span text:style-name="T18">Sd</text:span><text:span text:style-name="T19">ělení o poskytnutí informace<text:s/></text:span></text:p>
      <text:p text:style-name="P20">Vážený pane,</text:p>
      <text:p text:style-name="P21"><text:span text:style-name="T22">dne 13.<text:s/></text:span><text:span text:style-name="T23">července 2021 byla do Kanceláře veřejného ochránce práv doručena Vaše žádost podle zákona č. 106/1999 Sb., o svobodném přístupu k informacím, ve znění pozdějších předpisů, kterou žádáte o zaslání Sborníku stanovisek veřejného ochránce práv Vězeňstv</text:span><text:span text:style-name="T24">í II z roku 2019.</text:span></text:p>
      <text:p text:style-name="P25"><text:span text:style-name="T26">Ve smyslu zákona o svobodném p</text:span><text:span text:style-name="T27">řístupu k informacím,<text:s/></text:span><text:span text:style-name="T28">Vám k Vaší žádosti poskytuji tyto informace:<text:s/></text:span></text:p>
      <text:p text:style-name="P29"><text:span text:style-name="T30">Sborník stanovisek ve</text:span><text:span text:style-name="T31">řejného ochránce práv Vězeňství II z roku 2019.</text:span></text:p>
      <text:p text:style-name="P32"/>
      <text:p text:style-name="P33">S pozdravem</text:p>
      <text:p text:style-name="P34"/>
      <text:p text:style-name="P35"><text:span text:style-name="T36">JUDr. Pavel Po</text:span><text:span text:style-name="T37">řízek, Ph.D.<text:s/></text:span></text:p>
      <text:p text:style-name="P38"><text:span text:style-name="T39">vedoucí Kancelá</text:span><text:span text:style-name="T40">ře veřejného<text:s/></text:span><text:span text:style-name="T41">ochránce prá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JJ44*</text:span></text:p>
        <text:p text:style-name="P12"><text:span text:style-name="T13">KVOPX00BJJ44</text:span>KVOPX00BJJ44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7-26T10:06:00Z</meta:creation-date>
    <dc:date>2021-07-26T10:07:00Z</dc:date>
    <meta:print-date>2021-07-14T10:45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97" meta:character-count="672" meta:row-count="4" meta:non-whitespace-character-count="576"/>
  </office:meta>
</office:document-meta>
</file>